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9958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7cfe" officeooo:paragraph-rsid="00147cf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183b43" officeooo:paragraph-rsid="00183b43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b6282" officeooo:paragraph-rsid="001bc9b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f5780" officeooo:paragraph-rsid="001f578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215648" officeooo:paragraph-rsid="0021564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6282" officeooo:paragraph-rsid="001b6282" style:font-size-asian="12pt" style:font-weight-asian="bold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da2b8" officeooo:paragraph-rsid="001da2b8" style:font-size-asian="12pt" style:font-weight-asian="bold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officeooo:paragraph-rsid="00147cfe" style:font-size-asian="12pt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paragraph-rsid="00147cfe" style:font-size-asian="12pt" style:font-weight-asian="bold"/>
    </style:style>
    <style:style style:name="P12" style:family="paragraph" style:parent-style-name="Standard">
      <style:paragraph-properties fo:line-height="100%"/>
      <style:text-properties fo:font-size="12pt" fo:font-weight="bold" officeooo:rsid="0031a949" officeooo:paragraph-rsid="0031a949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cfe" officeooo:paragraph-rsid="00147cfe" style:font-size-asian="12pt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59958" officeooo:paragraph-rsid="00159958" style:font-size-asian="12pt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83b43" officeooo:paragraph-rsid="00159958" style:font-size-asian="12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9fe38" officeooo:paragraph-rsid="0019fe38" style:font-size-asian="12pt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31d77" officeooo:paragraph-rsid="00231d77" style:font-size-asian="12pt" style:font-weight-asian="normal" style:font-weight-complex="normal"/>
    </style:style>
    <style:style style:name="P18" style:family="paragraph" style:parent-style-name="Standard">
      <style:text-properties fo:font-size="12pt" style:font-size-asian="10.5pt" style:font-size-complex="12pt"/>
    </style:style>
    <style:style style:name="P19" style:family="paragraph" style:parent-style-name="Standard">
      <style:paragraph-properties fo:line-height="100%" fo:text-align="start" style:justify-single-word="fals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28pt" style:font-size-asian="28pt"/>
    </style:style>
    <style:style style:name="P21" style:family="paragraph" style:parent-style-name="Standard">
      <style:text-properties fo:font-size="16pt" officeooo:paragraph-rsid="0058d71e" style:font-size-asian="16pt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12pt" officeooo:paragraph-rsid="005cc160" style:font-size-asian="10.5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159958" style:font-size-asian="12pt"/>
    </style:style>
    <style:style style:name="T3" style:family="text">
      <style:text-properties fo:font-size="12pt" officeooo:rsid="00215648" style:font-size-asian="12pt"/>
    </style:style>
    <style:style style:name="T4" style:family="text">
      <style:text-properties fo:font-size="12pt" officeooo:rsid="00231d77" style:font-size-asian="12pt"/>
    </style:style>
    <style:style style:name="T5" style:family="text">
      <style:text-properties fo:font-size="12pt" officeooo:rsid="00250918" style:font-size-asian="12pt"/>
    </style:style>
    <style:style style:name="T6" style:family="text">
      <style:text-properties fo:font-size="12pt" officeooo:rsid="00268cb2" style:font-size-asian="12pt"/>
    </style:style>
    <style:style style:name="T7" style:family="text">
      <style:text-properties fo:font-size="12pt" officeooo:rsid="002cd2e5" style:font-size-asian="12pt"/>
    </style:style>
    <style:style style:name="T8" style:family="text">
      <style:text-properties fo:font-size="12pt" officeooo:rsid="002df0fc" style:font-size-asian="12pt"/>
    </style:style>
    <style:style style:name="T9" style:family="text">
      <style:text-properties fo:font-size="12pt" officeooo:rsid="002f9212" style:font-size-asian="12pt"/>
    </style:style>
    <style:style style:name="T10" style:family="text">
      <style:text-properties fo:font-size="12pt" officeooo:rsid="002fe76f" style:font-size-asian="12pt"/>
    </style:style>
    <style:style style:name="T11" style:family="text">
      <style:text-properties fo:font-size="12pt" officeooo:rsid="003bfc40" style:font-size-asian="12pt"/>
    </style:style>
    <style:style style:name="T12" style:family="text">
      <style:text-properties fo:font-size="12pt" officeooo:rsid="003cc1f6" style:font-size-asian="12pt"/>
    </style:style>
    <style:style style:name="T13" style:family="text">
      <style:text-properties fo:font-size="12pt" officeooo:rsid="003dbf4c" style:font-size-asian="12pt"/>
    </style:style>
    <style:style style:name="T14" style:family="text">
      <style:text-properties fo:font-size="12pt" officeooo:rsid="003f7ddb" style:font-size-asian="12pt"/>
    </style:style>
    <style:style style:name="T15" style:family="text">
      <style:text-properties fo:font-size="12pt" officeooo:rsid="0040e2d1" style:font-size-asian="12pt"/>
    </style:style>
    <style:style style:name="T16" style:family="text">
      <style:text-properties fo:font-size="12pt" officeooo:rsid="00411f94" style:font-size-asian="12pt"/>
    </style:style>
    <style:style style:name="T17" style:family="text">
      <style:text-properties fo:font-size="12pt" officeooo:rsid="00438920" style:font-size-asian="12pt"/>
    </style:style>
    <style:style style:name="T18" style:family="text">
      <style:text-properties fo:font-size="12pt" officeooo:rsid="0043b709" style:font-size-asian="12pt"/>
    </style:style>
    <style:style style:name="T19" style:family="text">
      <style:text-properties fo:font-size="12pt" officeooo:rsid="00450cbf" style:font-size-asian="12pt"/>
    </style:style>
    <style:style style:name="T20" style:family="text">
      <style:text-properties fo:font-size="12pt" officeooo:rsid="0046c4b2" style:font-size-asian="12pt"/>
    </style:style>
    <style:style style:name="T21" style:family="text">
      <style:text-properties fo:font-size="12pt" officeooo:rsid="004ec661" style:font-size-asian="12pt"/>
    </style:style>
    <style:style style:name="T22" style:family="text">
      <style:text-properties fo:font-size="12pt" officeooo:rsid="004fcdf1" style:font-size-asian="12pt"/>
    </style:style>
    <style:style style:name="T23" style:family="text">
      <style:text-properties fo:font-size="12pt" officeooo:rsid="0050c934" style:font-size-asian="12pt"/>
    </style:style>
    <style:style style:name="T24" style:family="text">
      <style:text-properties fo:font-size="12pt" officeooo:rsid="0051a94f" style:font-size-asian="12pt"/>
    </style:style>
    <style:style style:name="T25" style:family="text">
      <style:text-properties fo:font-size="12pt" officeooo:rsid="00533554" style:font-size-asian="12pt"/>
    </style:style>
    <style:style style:name="T26" style:family="text">
      <style:text-properties fo:font-size="12pt" officeooo:rsid="00545387" style:font-size-asian="12pt"/>
    </style:style>
    <style:style style:name="T27" style:family="text">
      <style:text-properties fo:font-size="12pt" officeooo:rsid="00551320" style:font-size-asian="12pt"/>
    </style:style>
    <style:style style:name="T28" style:family="text">
      <style:text-properties fo:font-size="12pt" officeooo:rsid="001a1010" style:font-size-asian="12pt" style:font-size-complex="12pt"/>
    </style:style>
    <style:style style:name="T29" style:family="text">
      <style:text-properties fo:font-size="12pt" officeooo:rsid="00286ed8" style:font-size-asian="12pt" style:font-size-complex="12pt"/>
    </style:style>
    <style:style style:name="T30" style:family="text">
      <style:text-properties fo:font-size="12pt" fo:font-weight="bold" style:font-size-asian="12pt" style:font-weight-asian="bold"/>
    </style:style>
    <style:style style:name="T31" style:family="text">
      <style:text-properties fo:font-size="12pt" fo:font-weight="bold" officeooo:rsid="001bc9b0" style:font-size-asian="12pt" style:font-weight-asian="bold"/>
    </style:style>
    <style:style style:name="T32" style:family="text">
      <style:text-properties fo:font-size="12pt" fo:font-weight="bold" officeooo:rsid="002b87da" style:font-size-asian="12pt" style:font-weight-asian="bold"/>
    </style:style>
    <style:style style:name="T33" style:family="text">
      <style:text-properties fo:font-size="12pt" fo:font-weight="normal" style:font-size-asian="12pt" style:font-weight-asian="normal" style:font-weight-complex="normal"/>
    </style:style>
    <style:style style:name="T34" style:family="text">
      <style:text-properties fo:font-size="12pt" fo:font-weight="normal" officeooo:rsid="00159958" style:font-size-asian="12pt" style:font-weight-asian="normal" style:font-weight-complex="normal"/>
    </style:style>
    <style:style style:name="T35" style:family="text">
      <style:text-properties fo:font-size="12pt" fo:font-weight="normal" officeooo:rsid="001674a7" style:font-size-asian="12pt" style:font-weight-asian="normal" style:font-weight-complex="normal"/>
    </style:style>
    <style:style style:name="T36" style:family="text">
      <style:text-properties fo:font-size="12pt" fo:font-weight="normal" officeooo:rsid="00183b43" style:font-size-asian="12pt" style:font-weight-asian="normal" style:font-weight-complex="normal"/>
    </style:style>
    <style:style style:name="T37" style:family="text">
      <style:text-properties fo:font-size="12pt" fo:font-weight="normal" officeooo:rsid="0018ad12" style:font-size-asian="12pt" style:font-weight-asian="normal" style:font-weight-complex="normal"/>
    </style:style>
    <style:style style:name="T38" style:family="text">
      <style:text-properties fo:font-size="12pt" fo:font-weight="normal" officeooo:rsid="0019fe38" style:font-size-asian="12pt" style:font-weight-asian="normal" style:font-weight-complex="normal"/>
    </style:style>
    <style:style style:name="T39" style:family="text">
      <style:text-properties fo:font-size="12pt" fo:font-weight="normal" officeooo:rsid="00492afe" style:font-size-asian="12pt" style:font-weight-asian="normal" style:font-weight-complex="normal"/>
    </style:style>
    <style:style style:name="T40" style:family="text">
      <style:text-properties fo:font-size="12pt" officeooo:rsid="0052a16c" fo:background-color="transparent" loext:char-shading-value="0" style:font-size-asian="12pt"/>
    </style:style>
    <style:style style:name="T41" style:family="text">
      <style:text-properties fo:font-size="12pt" officeooo:rsid="00159958" fo:background-color="transparent" loext:char-shading-value="0" style:font-size-asian="12pt"/>
    </style:style>
    <style:style style:name="T42" style:family="text">
      <style:text-properties fo:font-size="12pt" officeooo:rsid="00579198" fo:background-color="transparent" loext:char-shading-value="0" style:font-size-asian="12pt"/>
    </style:style>
    <style:style style:name="T43" style:family="text">
      <style:text-properties fo:font-size="12pt" style:text-underline-style="solid" style:text-underline-width="auto" style:text-underline-color="font-color" fo:font-weight="bold" officeooo:rsid="001a1010" style:font-size-asian="12pt" style:font-weight-asian="bold" style:font-size-complex="12pt" style:font-weight-complex="bold"/>
    </style:style>
    <style:style style:name="T44" style:family="text">
      <style:text-properties officeooo:rsid="00268cb2"/>
    </style:style>
    <style:style style:name="T45" style:family="text">
      <style:text-properties officeooo:rsid="0027912b"/>
    </style:style>
    <style:style style:name="T46" style:family="text">
      <style:text-properties officeooo:rsid="00299462"/>
    </style:style>
    <style:style style:name="T47" style:family="text">
      <style:text-properties officeooo:rsid="0031a949"/>
    </style:style>
    <style:style style:name="T48" style:family="text">
      <style:text-properties fo:font-weight="normal" officeooo:rsid="0033578c" style:font-weight-asian="normal" style:font-weight-complex="normal"/>
    </style:style>
    <style:style style:name="T49" style:family="text">
      <style:text-properties fo:color="#000000" style:font-name="Calibri1" fo:font-size="12pt" fo:font-weight="normal" style:font-size-asian="12pt" style:font-weight-asian="normal" style:font-size-complex="12pt"/>
    </style:style>
    <style:style style:name="T50" style:family="text">
      <style:text-properties fo:color="#000000" style:font-name="Calibri1" fo:font-size="12pt" fo:font-weight="normal" officeooo:rsid="0033578c" style:font-size-asian="12pt" style:font-weight-asian="normal" style:font-size-complex="12pt" style:font-weight-complex="normal"/>
    </style:style>
    <style:style style:name="T51" style:family="text">
      <style:text-properties fo:color="#000000" style:font-name="Calibri1" fo:font-size="12pt" fo:font-weight="normal" officeooo:rsid="0033578c" style:font-size-asian="12pt" style:font-weight-asian="normal" style:font-size-complex="12pt"/>
    </style:style>
    <style:style style:name="T52" style:family="text">
      <style:text-properties fo:color="#000000" style:font-name="Calibri1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53" style:family="text">
      <style:text-properties fo:color="#000000" style:font-name="Calibri1" fo:font-size="11.5pt" fo:font-weight="bold" style:font-size-asian="11.5pt" style:font-weight-asian="bold"/>
    </style:style>
    <style:style style:name="T54" style:family="text">
      <style:text-properties fo:color="#000000" style:font-name="Calibri1" fo:font-size="11.5pt" style:text-underline-style="solid" style:text-underline-width="auto" style:text-underline-color="font-color" fo:font-weight="bold" style:font-size-asian="11.5pt" style:font-weight-asian="bold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fo:font-style="normal" fo:font-weight="normal" style:font-style-asian="normal" style:font-weight-asian="normal" style:font-size-complex="12pt" style:font-style-complex="normal" style:font-weight-complex="normal"/>
    </style:style>
    <style:style style:name="T57" style:family="text">
      <style:text-properties officeooo:rsid="00484371"/>
    </style:style>
    <style:style style:name="T58" style:family="text">
      <style:text-properties officeooo:rsid="004a2a65"/>
    </style:style>
    <style:style style:name="T59" style:family="text">
      <style:text-properties officeooo:rsid="004b687c"/>
    </style:style>
    <style:style style:name="T60" style:family="text">
      <style:text-properties officeooo:rsid="004cbae2"/>
    </style:style>
    <style:style style:name="T61" style:family="text">
      <style:text-properties officeooo:rsid="004ddc28"/>
    </style:style>
    <style:style style:name="T62" style:family="text">
      <style:text-properties fo:font-size="14pt" style:font-size-asian="14pt" style:font-size-complex="14pt"/>
    </style:style>
    <style:style style:name="T63" style:family="text">
      <style:text-properties fo:font-size="14pt" officeooo:rsid="00286ed8" style:font-size-asian="14pt" style:font-size-complex="14pt"/>
    </style:style>
    <style:style style:name="T6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65" style:family="text">
      <style:text-properties fo:font-size="14pt" style:text-underline-style="solid" style:text-underline-width="auto" style:text-underline-color="font-color" fo:font-weight="bold" officeooo:rsid="001a1010" style:font-size-asian="14pt" style:font-weight-asian="bold" style:font-size-complex="14pt" style:font-weight-complex="bold"/>
    </style:style>
    <style:style style:name="T66" style:family="text">
      <style:text-properties fo:font-size="14pt" style:text-underline-style="solid" style:text-underline-width="auto" style:text-underline-color="font-color" fo:font-weight="normal" officeooo:rsid="001a1010" style:font-size-asian="14pt" style:font-weight-asian="normal" style:font-size-complex="14pt" style:font-weight-complex="normal"/>
    </style:style>
    <style:style style:name="T67" style:family="text">
      <style:text-properties fo:font-size="14pt" style:text-underline-style="none" fo:font-weight="normal" officeooo:rsid="001a1010" style:font-size-asian="14pt" style:font-weight-asian="normal" style:font-size-complex="14pt" style:font-weight-complex="normal"/>
    </style:style>
    <style:style style:name="T68" style:family="text">
      <style:text-properties fo:font-size="14pt" fo:font-weight="bold" style:font-size-asian="14pt" style:font-weight-asian="bold" style:font-size-complex="14pt" style:font-weight-complex="bold"/>
    </style:style>
    <style:style style:name="T69" style:family="text">
      <style:text-properties officeooo:rsid="0058d7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synthèse</text:p>
      <text:p text:style-name="P21"><text:span text:style-name="T64">Louis MAILLARD</text:span><text:span text:style-name="T62"><text:tab/></text:span><text:tab/><text:tab/><text:tab/><text:tab/><text:tab/> <text:s text:c="10"/>1S1, <text:span text:style-name="T69">Lycée </text:span>Rabelais<text:line-break/><text:span text:style-name="T67">Rémi BASTILLE</text:span><text:span text:style-name="T65"><text:line-break/></text:span><text:span text:style-name="T63">Yvan NAVARRO<text:line-break/>Antoine FOURNIER</text:span></text:p>
      <text:p text:style-name="P22"/>
      <text:p text:style-name="P18"/>
      <text:p text:style-name="P19"><text:span text:style-name="T52">Thème</text:span><text:span text:style-name="T54">:</text:span><text:span text:style-name="T53"> </text:span><text:span text:style-name="T50">Agir pour son avenir</text:span><text:span text:style-name="T49"> (S) / </text:span><text:span text:style-name="T51">Transport et Transfert</text:span><text:span text:style-name="T49"> (SI) </text:span></text:p>
      <text:p text:style-name="P12"><text:span text:style-name="T55">Sujet :</text:span> <text:span text:style-name="T48">Trafic routier</text:span></text:p>
      <text:p text:style-name="P2"/>
      <text:p text:style-name="P8">Le début :</text:p>
      <text:p text:style-name="P10">Au début nous nous sommes tous intéress<text:span text:style-name="T47">és</text:span> à des sujets différents. J’ai choisi les transports car c’est un sujet qui me passionne, surtout la gestion des flux et l’organisation des déplacements. Lorsque les groupes on commencer à se former, <text:span text:style-name="T56">Yvan, Antoine et Rémi</text:span> se sont associer à moi et nous avons choisi ensemble la problématique suivante :</text:p>
      <text:p text:style-name="P11">Comment fluidifier le <text:span text:style-name="T44">trafic</text:span> ?</text:p>
      <text:p text:style-name="P13">On a alors commencé à trouver les solutions à cette problématique. La première solution réalisable était celle du feu tricolore intelligent, capable de choisir la file de voiture à faire passer en priorité. Mais comme nous somme 4, on s’est rendu compte que sa ne suffirait pas à faire un TPE complet juste sur ça, alors Antoine et Yvan se sont intéress<text:span text:style-name="T44">és</text:span> à la voiture autonome, toujours dans le but de fluidifier le trafic. Pour allez plus vite et pour éviter de se dispers<text:span text:style-name="T44">er</text:span>, moi et Rémi avons étudi<text:span text:style-name="T45">é </text:span>les feux pendant que Yvan et Antoine travaill<text:span text:style-name="T46">aient</text:span> sur la voiture autonome.</text:p>
      <text:p text:style-name="P13"/>
      <text:p text:style-name="P5"><text:span text:style-name="T30">Le </text:span><text:span text:style-name="T31">déroul</text:span><text:span text:style-name="T32">ement</text:span><text:span text:style-name="T31"> de l’année :</text:span></text:p>
      <text:p text:style-name="P3"><text:span text:style-name="T1">Maintenant que notre TPE avait un plan et que nous étions organisé</text:span><text:span text:style-name="T7">s</text:span><text:span text:style-name="T1">, on a pu commencer à réellement attaquer le sujet. Avec Rémi on </text:span><text:span text:style-name="T8">a</text:span><text:span text:style-name="T1"> commencé par faire des croquis de carrefour, et on a réfléchis à la disposition des voitures ainsi que des contrainte</text:span><text:span text:style-name="T12">s</text:span><text:span text:style-name="T1"> qui nous étai</text:span><text:span text:style-name="T9">ent</text:span><text:span text:style-name="T1"> imposé</text:span><text:span text:style-name="T13">e</text:span><text:span text:style-name="T10">s</text:span><text:span text:style-name="T1">.<text:line-break/>Quand on a vu que le feux </text:span><text:span text:style-name="T6">intelligent</text:span><text:span text:style-name="T1"> aurait besoins de compter les voiture</text:span><text:span text:style-name="T11">s</text:span><text:span text:style-name="T1">, on </text:span><text:span text:style-name="T11">a</text:span><text:span text:style-name="T1"> du faire face à un problème : Comment représenter le fonctionnement de notre feu sans devoir utiliser des technologie</text:span><text:span text:style-name="T14">s</text:span><text:span text:style-name="T1"> chère</text:span><text:span text:style-name="T15">s</text:span><text:span text:style-name="T1"> et </text:span><text:span text:style-name="T2">complexe</text:span><text:span text:style-name="T15">s</text:span><text:span text:style-name="T2">?<text:line-break/>Après réflexion, 2 choix se distingue</text:span><text:span text:style-name="T16">nt</text:span><text:span text:style-name="T2"> : utiliser Arduino avec des </text:span><text:span text:style-name="T17">boutons</text:span><text:span text:style-name="T2"> pour augmenter le nombre de voiture</text:span><text:span text:style-name="T18">s</text:span><text:span text:style-name="T2"> et des </text:span><text:span text:style-name="T41">afficheur</text:span><text:span text:style-name="T42">s</text:span><text:span text:style-name="T2"> 7 segment</text:span><text:span text:style-name="T19">s</text:span><text:span text:style-name="T2"> pour afficher le nombre de voiture</text:span><text:span text:style-name="T20">s</text:span><text:span text:style-name="T2"> qui attendent, ou réaliser une application web qui simule un feu dans le navigateur.</text:span></text:p>
      <text:p text:style-name="P14"><text:soft-page-break/>Au vu des contraintes de l’Arduino, et de mes connaissance en programmation qui sont plutôt solide, on à choisi de partir sur un site web, qui finalement remplacerai<text:span text:style-name="T57">t</text:span> notre exposé.</text:p>
      <text:p text:style-name="P1"><text:span text:style-name="T34">Un rapide tour sur internet pour trouver un design de site web sobre et facile à adapter et nous voilà parti </text:span><text:span text:style-name="T35">pour </text:span><text:span text:style-name="T36">créer un algorithme. Mais petit soucis : par où commencer ?</text:span></text:p>
      <text:p text:style-name="P15"/>
      <text:p text:style-name="P4"><text:span text:style-name="T33">Du coup on à décider de faire un premier algorithme sur papier, puis sur Mblock afin d’avoir une base solide </text:span><text:span text:style-name="T37">et fonctionnelle. Une fois les fonctionnalités et les variables </text:span><text:span text:style-name="T38">réalis</text:span><text:span text:style-name="T39">ées</text:span><text:span text:style-name="T38"> en bloc, il m’a suffit de l’intégrer au script web en le traduisant en langage JavaScript.</text:span></text:p>
      <text:p text:style-name="P16"><text:span text:style-name="T58">Cela</text:span> m’a aussi permis d’apprendre à Rémi les bases de la programmations, notamment en lui montrant comment convertir le Mblock (écrit en français) vers le JavaScript (langage pur de programmation).</text:p>
      <text:p text:style-name="P16"/>
      <text:p text:style-name="P17">Pendant ce temps, Antoine et <text:span text:style-name="T59">Yvan</text:span> on<text:span text:style-name="T60">t </text:span><text:s/>travaill<text:span text:style-name="T60">é</text:span> sur Mblock aussi pour créer leur Intelligence Artificielle capable de contrôler la voiture en fonction des obstacles. Mais il n’ont pus commencer à tester qu<text:span text:style-name="T61">'</text:span>en janvier <text:span text:style-name="T61">lorsque</text:span> les robots on était mis à notre disposition. Par chance (ou par talent), il n’y a pas eu beaucoup de bug dans leur script donc ils n’ont pas trop perdu de temps.</text:p>
      <text:p text:style-name="P16"/>
      <text:p text:style-name="P9">Conclusion :</text:p>
      <text:p text:style-name="P6"><text:span text:style-name="T1">Ce TPE m’a permis d’enseigner ma connaissance en programmation à mes camarade</text:span><text:span text:style-name="T21">s</text:span><text:span text:style-name="T1">, mais il m’a surtout appris à travailler en groupe sur le long terme. </text:span><text:span text:style-name="T3">Au début j’avais l’impression que Antoine et Yvan ne bossai</text:span><text:span text:style-name="T22">ent</text:span><text:span text:style-name="T3"> pas vraiment mais au fur à mesure je me suis rendu compte qu’il</text:span><text:span text:style-name="T24">s</text:span><text:span text:style-name="T3"> avai</text:span><text:span text:style-name="T23">ent</text:span><text:span text:style-name="T3"> juste leur manière </text:span><text:span text:style-name="T40">de travailler</text:span><text:span text:style-name="T3"> à eux, même si à la fin on à tous ét</text:span><text:span text:style-name="T25">é</text:span><text:span text:style-name="T3"> press</text:span><text:span text:style-name="T26">és</text:span><text:span text:style-name="T3"> par le temps pour le rapport ou même les fiches synthèses.</text:span></text:p>
      <text:p text:style-name="P7"><text:span text:style-name="T3">L’</text:span><text:span text:style-name="T1">idée du site web c’est finalement trouv</text:span><text:span text:style-name="T27">ée</text:span><text:span text:style-name="T1"> intéressante car elle nous à permis de </text:span><text:span text:style-name="T4">mélanger du concret (le robot pour la voiture </text:span><text:span text:style-name="T5">intelligente</text:span><text:span text:style-name="T4">) et du virtuel (le site web pour les feux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1" fo:font-family="Calibri" style:font-family-generic="roman" fo:font-size="12pt"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eur</meta:initial-creator>
    <meta:editing-cycles>61</meta:editing-cycles>
    <meta:creation-date>2016-01-25T15:09:00</meta:creation-date>
    <dc:date>2018-02-20T14:15:18.599000000</dc:date>
    <meta:editing-duration>PT1H23M10S</meta:editing-duration>
    <meta:generator>LibreOffice/4.2.6.3$Windows_x86 LibreOffice_project/3fd416d4c6db7d3204c17ce57a1d70f6e531ee21</meta:generator>
    <dc:title>JARIES</dc:title>
    <meta:document-statistic meta:table-count="0" meta:image-count="0" meta:object-count="0" meta:page-count="2" meta:paragraph-count="18" meta:word-count="646" meta:character-count="3774" meta:non-whitespace-character-count="3128"/>
    <meta:user-defined meta:name="AppVersion">16.0000</meta:user-defined>
    <meta:user-defined meta:name="Company">Lycée Rabelais Chin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